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dde" officeooo:paragraph-rsid="00034dde"/>
    </style:style>
    <style:style style:name="P2" style:family="paragraph" style:parent-style-name="Standard">
      <style:text-properties officeooo:rsid="00049c7b" officeooo:paragraph-rsid="00049c7b"/>
    </style:style>
    <style:style style:name="P3" style:family="paragraph" style:parent-style-name="Standard">
      <style:text-properties officeooo:rsid="00034dde" officeooo:paragraph-rsid="00034dde"/>
    </style:style>
    <style:style style:name="P4" style:family="paragraph" style:parent-style-name="Standard">
      <style:text-properties officeooo:rsid="00065dc5" officeooo:paragraph-rsid="00065dc5"/>
    </style:style>
    <style:style style:name="P5" style:family="paragraph" style:parent-style-name="Standard">
      <style:text-properties officeooo:rsid="000b9357" officeooo:paragraph-rsid="000b9357"/>
    </style:style>
    <style:style style:name="P6" style:family="paragraph" style:parent-style-name="Standard">
      <style:text-properties officeooo:rsid="000d7a16" officeooo:paragraph-rsid="000d7a16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d7a16" officeooo:paragraph-rsid="000d7a16" style:font-weight-asian="bold" style:font-weight-complex="bold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officeooo:rsid="000d7a16" officeooo:paragraph-rsid="000d7a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16c" style:font-weight-asian="bold" style:font-weight-complex="bold"/>
    </style:style>
    <style:style style:name="T3" style:family="text">
      <style:text-properties fo:font-weight="bold" officeooo:rsid="000a02a4" style:font-weight-asian="bold" style:font-weight-complex="bold"/>
    </style:style>
    <style:style style:name="T4" style:family="text">
      <style:text-properties officeooo:rsid="0007b5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ta Mulcahy - PMP Exam Prep, 8th Edition 2013</text:p>
      <text:p text:style-name="P1"/>
      <text:p text:style-name="P2"><text:span text:style-name="T1">Глава </text:span><text:span text:style-name="T2">2</text:span><text:span text:style-name="T1">. </text:span><text:span text:style-name="T3">Методологии и инструменты.</text:span></text:p>
      <text:p text:style-name="P1"/>
      <text:p text:style-name="P5"><text:tab/>Ключ к чтению этой главы, состоит в том чтобы убедиться, что вы держите ум открытым и специально ищете пробелы в ваших знаниях. Вы, вероятно, найдете много мелких вещей, которые могут помочь на экзамене и могут изменить ваше понимание более сложных тем. Не запоминайте понятия в этой главе; вместо этого, используйте эту книгу, чтобы помочь вам понять их и стать лучшим руководителем проекта.</text:p>
      <text:p text:style-name="P4"><text:tab/></text:p>
      <text:p text:style-name="P7">Определение проекта (стр. 3)</text:p>
      <text:p text:style-name="P6"><text:tab/>Знание истинного определения проекта помогло многим тестируемым получить до четырех вопросов прямо на экзамене. Читайте определение, а потом прочитайте данный раздел. Многие люди называют свою работу проектом, хотя это не всегда так.</text:p>
      <text:p text:style-name="P6"><text:tab/>Проект это:</text:p>
      <text:p text:style-name="P8">• Деятельность ограниченная во времени <text:s/>т.е. имеющая <text:s/>начало и конец</text:p>
      <text:p text:style-name="P8">• Создает уникальный <text:s/>продукт, услугу или результат</text:p>
      <text:p text:style-name="P6"><text:tab/>Думаете, <text:s/>что <text:s/>экзамен спрашивает: "Что такое проект?". <text:s/>Нет, он <text:s/>будет описывать ситуации, и часть вашего анализа этих ситуаций должна будет включать в себя выяснение того, является ли это проектом.</text:p>
      <text:p text:style-name="P6"><text:tab/>Так что же такое проект? Если ваш босс вошел в <text:s/>офис сегодня и сказал: "Система сломана. Можете ли вы выяснить, что случилось с ней и исправить ее?". <text:s/>Это будет проект?</text:p>
      <text:p text:style-name="P6"><text:tab/>Вы читаете, прежде чем обдумать вопрос? Если да, пожалуйста, прочитайте его снова и подумайте о своем ответе. Это важная концепция, как для экзамена, так и для реального ми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8:27:47.601197783</meta:creation-date>
    <dc:date>2019-05-07T17:31:44.190540564</dc:date>
    <meta:editing-duration>PT27M2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18" meta:character-count="1413" meta:non-whitespace-character-count="1190"/>
  </office:meta>
</office:document-meta>
</file>